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070000007CF2E622450001CB5E.png" manifest:media-type="image/png"/>
  <manifest:file-entry manifest:full-path="Pictures/10000000000000DC0000003E78E237B1A93666B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1" style:family="table">
      <style:table-properties style:width="15.993cm" fo:margin-left="0cm" table:align="left"/>
    </style:style>
    <style:style style:name="Tabela1.A" style:family="table-column">
      <style:table-column-properties style:column-width="0.991cm"/>
    </style:style>
    <style:style style:name="Tabela1.B" style:family="table-column">
      <style:table-column-properties style:column-width="5.001cm"/>
    </style:style>
    <style:style style:name="Tabela1.C" style:family="table-column">
      <style:table-column-properties style:column-width="10.001cm"/>
    </style:style>
    <style:style style:name="Tabela1.A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1.A3" style:family="table-cell">
      <style:table-cell-properties fo:padding-left="0.191cm" fo:padding-right="0.191cm" fo:padding-top="0cm" fo:padding-bottom="0cm" fo:border="0.5pt solid #000000" style:writing-mode="lr-tb"/>
    </style:style>
    <style:style style:name="Tabela1.B3" style:family="table-cell">
      <style:table-cell-properties fo:padding-left="0.191cm" fo:padding-right="0.191cm" fo:padding-top="0cm" fo:padding-bottom="0cm" fo:border="0.5pt solid #000000" style:writing-mode="lr-tb"/>
    </style:style>
    <style:style style:name="Tabela1.C3" style:family="table-cell">
      <style:table-cell-properties fo:padding-left="0.191cm" fo:padding-right="0.191cm" fo:padding-top="0cm" fo:padding-bottom="0cm" fo:border="0.5pt solid #000000" style:writing-mode="lr-tb"/>
    </style:style>
    <style:style style:name="Tabela1.A4" style:family="table-cell">
      <style:table-cell-properties fo:padding-left="0.191cm" fo:padding-right="0.191cm" fo:padding-top="0cm" fo:padding-bottom="0cm" fo:border="0.5pt solid #000000" style:writing-mode="lr-tb"/>
    </style:style>
    <style:style style:name="Tabela1.B4" style:family="table-cell">
      <style:table-cell-properties fo:padding-left="0.191cm" fo:padding-right="0.191cm" fo:padding-top="0cm" fo:padding-bottom="0cm" fo:border="0.5pt solid #000000" style:writing-mode="lr-tb"/>
    </style:style>
    <style:style style:name="Tabela1.C4" style:family="table-cell">
      <style:table-cell-properties fo:padding-left="0.191cm" fo:padding-right="0.191cm" fo:padding-top="0cm" fo:padding-bottom="0cm" fo:border="0.5pt solid #000000" style:writing-mode="lr-tb"/>
    </style:style>
    <style:style style:name="Tabela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a2" style:family="table">
      <style:table-properties style:width="15.993cm" fo:margin-left="0cm" table:align="left"/>
    </style:style>
    <style:style style:name="Tabela2.A" style:family="table-column">
      <style:table-column-properties style:column-width="0.991cm"/>
    </style:style>
    <style:style style:name="Tabela2.B" style:family="table-column">
      <style:table-column-properties style:column-width="5.001cm"/>
    </style:style>
    <style:style style:name="Tabela2.C" style:family="table-column">
      <style:table-column-properties style:column-width="6.251cm"/>
    </style:style>
    <style:style style:name="Tabela2.D" style:family="table-column">
      <style:table-column-properties style:column-width="3.75cm"/>
    </style:style>
    <style:style style:name="Tabela2.A1"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ela2.D1" style:family="table-cell">
      <style:table-cell-properties fo:background-color="#f2f2f2" fo:padding-left="0.191cm" fo:padding-right="0.191cm" fo:padding-top="0cm" fo:padding-bottom="0cm" fo:border="0.5pt solid #000000" style:writing-mode="lr-tb">
        <style:background-image/>
      </style:table-cell-properties>
    </style:style>
    <style:style style:name="Tabela2.D2" style:family="table-cell">
      <style:table-cell-properties fo:background-color="#f2f2f2" fo:padding-left="0.191cm" fo:padding-right="0.191cm" fo:padding-top="0cm" fo:padding-bottom="0cm" fo:border="0.5pt solid #000000" style:writing-mode="lr-tb">
        <style:background-image/>
      </style:table-cell-properties>
    </style:style>
    <style:style style:name="Tabela2.A3" style:family="table-cell">
      <style:table-cell-properties fo:padding-left="0.191cm" fo:padding-right="0.191cm" fo:padding-top="0cm" fo:padding-bottom="0cm" fo:border="0.5pt solid #000000" style:writing-mode="lr-tb"/>
    </style:style>
    <style:style style:name="Tabela2.B3" style:family="table-cell">
      <style:table-cell-properties fo:padding-left="0.191cm" fo:padding-right="0.191cm" fo:padding-top="0cm" fo:padding-bottom="0cm" fo:border="0.5pt solid #000000" style:writing-mode="lr-tb"/>
    </style:style>
    <style:style style:name="Tabela2.C3" style:family="table-cell">
      <style:table-cell-properties fo:padding-left="0.191cm" fo:padding-right="0.191cm" fo:padding-top="0cm" fo:padding-bottom="0cm" fo:border="0.5pt solid #000000" style:writing-mode="lr-tb"/>
    </style:style>
    <style:style style:name="Tabela2.D3" style:family="table-cell">
      <style:table-cell-properties fo:padding-left="0.191cm" fo:padding-right="0.191cm" fo:padding-top="0cm" fo:padding-bottom="0cm" fo:border="0.5pt solid #000000" style:writing-mode="lr-tb"/>
    </style:style>
    <style:style style:name="Tabela2.A4" style:family="table-cell">
      <style:table-cell-properties fo:padding-left="0.191cm" fo:padding-right="0.191cm" fo:padding-top="0cm" fo:padding-bottom="0cm" fo:border="0.5pt solid #000000" style:writing-mode="lr-tb"/>
    </style:style>
    <style:style style:name="Tabela2.B4" style:family="table-cell">
      <style:table-cell-properties fo:padding-left="0.191cm" fo:padding-right="0.191cm" fo:padding-top="0cm" fo:padding-bottom="0cm" fo:border="0.5pt solid #000000" style:writing-mode="lr-tb"/>
    </style:style>
    <style:style style:name="Tabela2.C4" style:family="table-cell">
      <style:table-cell-properties fo:padding-left="0.191cm" fo:padding-right="0.191cm" fo:padding-top="0cm" fo:padding-bottom="0cm" fo:border="0.5pt solid #000000" style:writing-mode="lr-tb"/>
    </style:style>
    <style:style style:name="Tabela2.D4" style:family="table-cell">
      <style:table-cell-properties fo:padding-left="0.191cm" fo:padding-right="0.191cm" fo:padding-top="0cm" fo:padding-bottom="0cm" fo:border="0.5pt solid #000000" style:writing-mode="lr-tb"/>
    </style:style>
    <style:style style:name="Tabela2.A5" style:family="table-cell">
      <style:table-cell-properties fo:padding-left="0.191cm" fo:padding-right="0.191cm" fo:padding-top="0cm" fo:padding-bottom="0cm" fo:border="0.5pt solid #000000" style:writing-mode="lr-tb"/>
    </style:style>
    <style:style style:name="Tabela2.B5" style:family="table-cell">
      <style:table-cell-properties fo:padding-left="0.191cm" fo:padding-right="0.191cm" fo:padding-top="0cm" fo:padding-bottom="0cm" fo:border="0.5pt solid #000000" style:writing-mode="lr-tb"/>
    </style:style>
    <style:style style:name="Tabela2.C5" style:family="table-cell">
      <style:table-cell-properties fo:padding-left="0.191cm" fo:padding-right="0.191cm" fo:padding-top="0cm" fo:padding-bottom="0cm" fo:border="0.5pt solid #000000" style:writing-mode="lr-tb"/>
    </style:style>
    <style:style style:name="Tabela2.D5" style:family="table-cell">
      <style:table-cell-properties fo:padding-left="0.191cm" fo:padding-right="0.191cm" fo:padding-top="0cm" fo:padding-bottom="0cm" fo:border="0.5pt solid #000000" style:writing-mode="lr-tb"/>
    </style:style>
    <style:style style:name="Tabela2.A6" style:family="table-cell">
      <style:table-cell-properties fo:padding-left="0.191cm" fo:padding-right="0.191cm" fo:padding-top="0cm" fo:padding-bottom="0cm" fo:border="0.5pt solid #000000" style:writing-mode="lr-tb"/>
    </style:style>
    <style:style style:name="Tabela2.B6" style:family="table-cell">
      <style:table-cell-properties fo:padding-left="0.191cm" fo:padding-right="0.191cm" fo:padding-top="0cm" fo:padding-bottom="0cm" fo:border="0.5pt solid #000000" style:writing-mode="lr-tb"/>
    </style:style>
    <style:style style:name="Tabela2.C6" style:family="table-cell">
      <style:table-cell-properties fo:padding-left="0.191cm" fo:padding-right="0.191cm" fo:padding-top="0cm" fo:padding-bottom="0cm" fo:border="0.5pt solid #000000" style:writing-mode="lr-tb"/>
    </style:style>
    <style:style style:name="Tabela2.D6" style:family="table-cell">
      <style:table-cell-properties fo:padding-left="0.191cm" fo:padding-right="0.191cm" fo:padding-top="0cm" fo:padding-bottom="0cm" fo:border="0.5pt solid #000000" style:writing-mode="lr-tb"/>
    </style:style>
    <style:style style:name="Tabela2.A7" style:family="table-cell">
      <style:table-cell-properties fo:padding-left="0.191cm" fo:padding-right="0.191cm" fo:padding-top="0cm" fo:padding-bottom="0cm" fo:border="0.5pt solid #000000" style:writing-mode="lr-tb"/>
    </style:style>
    <style:style style:name="Tabela2.B7" style:family="table-cell">
      <style:table-cell-properties fo:padding-left="0.191cm" fo:padding-right="0.191cm" fo:padding-top="0cm" fo:padding-bottom="0cm" fo:border="0.5pt solid #000000" style:writing-mode="lr-tb"/>
    </style:style>
    <style:style style:name="Tabela2.C7" style:family="table-cell">
      <style:table-cell-properties fo:padding-left="0.191cm" fo:padding-right="0.191cm" fo:padding-top="0cm" fo:padding-bottom="0cm" fo:border="0.5pt solid #000000" style:writing-mode="lr-tb"/>
    </style:style>
    <style:style style:name="Tabela2.D7" style:family="table-cell">
      <style:table-cell-properties fo:padding-left="0.191cm" fo:padding-right="0.191cm" fo:padding-top="0cm" fo:padding-bottom="0cm" fo:border="0.5pt solid #000000" style:writing-mode="lr-tb"/>
    </style:style>
    <style:style style:name="Tabela2.A8" style:family="table-cell">
      <style:table-cell-properties fo:padding-left="0.191cm" fo:padding-right="0.191cm" fo:padding-top="0cm" fo:padding-bottom="0cm" fo:border="0.5pt solid #000000" style:writing-mode="lr-tb"/>
    </style:style>
    <style:style style:name="Tabela2.B8" style:family="table-cell">
      <style:table-cell-properties fo:padding-left="0.191cm" fo:padding-right="0.191cm" fo:padding-top="0cm" fo:padding-bottom="0cm" fo:border="0.5pt solid #000000" style:writing-mode="lr-tb"/>
    </style:style>
    <style:style style:name="Tabela2.C8" style:family="table-cell">
      <style:table-cell-properties fo:padding-left="0.191cm" fo:padding-right="0.191cm" fo:padding-top="0cm" fo:padding-bottom="0cm" fo:border="0.5pt solid #000000" style:writing-mode="lr-tb"/>
    </style:style>
    <style:style style:name="Tabela2.D8" style:family="table-cell">
      <style:table-cell-properties fo:padding-left="0.191cm" fo:padding-right="0.191cm" fo:padding-top="0cm" fo:padding-bottom="0cm" fo:border="0.5pt solid #000000" style:writing-mode="lr-tb"/>
    </style:style>
    <style:style style:name="P1" style:family="paragraph" style:parent-style-name="Heading">
      <style:paragraph-properties fo:text-align="end" style:justify-single-word="false"/>
    </style:style>
    <style:style style:name="P2" style:family="paragraph" style:parent-style-name="Heading">
      <style:paragraph-properties fo:margin-left="1cm" fo:margin-right="0cm" fo:margin-top="0cm" fo:margin-bottom="0.635cm" style:contextual-spacing="false" fo:text-align="end" style:justify-single-word="false" fo:text-indent="0cm" style:auto-text-indent="false" fo:padding-left="0cm" fo:padding-right="0cm" fo:padding-top="0cm" fo:padding-bottom="0.035cm" fo:border-left="none" fo:border-right="none" fo:border-top="none" fo:border-bottom="0.51pt solid #000000" style:shadow="none">
        <style:tab-stops>
          <style:tab-stop style:position="7.001cm" style:type="center"/>
          <style:tab-stop style:position="15.002cm" style:type="right"/>
        </style:tab-stops>
      </style:paragraph-properties>
    </style:style>
    <style:style style:name="P3" style:family="paragraph" style:parent-style-name="Normalny">
      <style:paragraph-properties fo:margin-left="0.635cm" fo:margin-right="0cm" fo:text-align="end" style:justify-single-word="false" fo:text-indent="0cm" style:auto-text-indent="false">
        <style:tab-stops>
          <style:tab-stop style:position="10.366cm"/>
        </style:tab-stops>
      </style:paragraph-properties>
    </style:style>
    <style:style style:name="P4" style:family="paragraph" style:parent-style-name="Footer">
      <style:paragraph-properties fo:padding-left="0cm" fo:padding-right="0cm" fo:padding-top="0.035cm" fo:padding-bottom="0cm" fo:border-left="none" fo:border-right="none" fo:border-top="0.51pt solid #000000" fo:border-bottom="none" style:shadow="none"/>
    </style:style>
    <style:style style:name="P5" style:family="paragraph" style:parent-style-name="Normalny">
      <style:paragraph-properties fo:text-align="center" style:justify-single-word="false"/>
    </style:style>
    <style:style style:name="P6" style:family="paragraph" style:parent-style-name="Normalny">
      <style:paragraph-properties fo:text-align="center" style:justify-single-word="false"/>
      <style:text-properties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7" style:family="paragraph" style:parent-style-name="Normalny">
      <style:paragraph-properties fo:margin-left="0.635cm" fo:margin-right="0cm" fo:margin-top="0cm" fo:margin-bottom="0cm" style:contextual-spacing="false" fo:text-indent="0cm" style:auto-text-indent="false">
        <style:tab-stops>
          <style:tab-stop style:position="10.366cm"/>
        </style:tab-stops>
      </style:paragraph-properties>
    </style:style>
    <style:style style:name="P8" style:family="paragraph" style:parent-style-name="Normalny">
      <style:paragraph-properties fo:margin-left="0.635cm" fo:margin-right="0cm" fo:text-indent="0cm" style:auto-text-indent="false">
        <style:tab-stops>
          <style:tab-stop style:position="10.366cm"/>
        </style:tab-stops>
      </style:paragraph-properties>
    </style:style>
    <style:style style:name="P9" style:family="paragraph" style:parent-style-name="Normalny">
      <style:paragraph-properties fo:text-align="center" style:justify-single-word="false"/>
      <style:text-properties fo:font-size="14pt" style:font-size-asian="14pt" style:font-size-complex="14pt"/>
    </style:style>
    <style:style style:name="P10" style:family="paragraph" style:parent-style-name="Normalny">
      <style:text-properties fo:font-size="14pt" style:font-size-asian="14pt" style:font-size-complex="14pt"/>
    </style:style>
    <style:style style:name="P11" style:family="paragraph" style:parent-style-name="Normalny">
      <style:paragraph-properties fo:break-before="page"/>
      <style:text-properties fo:font-size="14pt" style:font-size-asian="14pt" style:font-size-complex="14pt"/>
    </style:style>
    <style:style style:name="P12" style:family="paragraph" style:parent-style-name="Normalny">
      <style:text-properties style:language-asian="pl" style:country-asian="PL"/>
    </style:style>
    <style:style style:name="P13" style:family="paragraph" style:parent-style-name="Contents_20_2">
      <style:paragraph-properties>
        <style:tab-stops>
          <style:tab-stop style:position="0.741cm"/>
          <style:tab-stop style:position="15.561cm" style:type="right" style:leader-style="dotted" style:leader-text="."/>
        </style:tab-stops>
      </style:paragraph-properties>
    </style:style>
    <style:style style:name="P14" style:family="paragraph" style:parent-style-name="Normalny">
      <style:text-properties style:font-size-complex="12pt"/>
    </style:style>
    <style:style style:name="P15" style:family="paragraph" style:parent-style-name="Normalny">
      <style:paragraph-properties fo:margin-top="0cm" fo:margin-bottom="0cm" style:contextual-spacing="false" fo:line-height="100%" fo:text-align="center" style:justify-single-word="false"/>
      <style:text-properties style:font-size-complex="12pt"/>
    </style:style>
    <style:style style:name="P16" style:family="paragraph" style:parent-style-name="Normalny">
      <style:paragraph-properties fo:margin-left="0.199cm" fo:margin-right="0cm" fo:margin-top="0cm" fo:margin-bottom="0cm" style:contextual-spacing="false" fo:line-height="100%" fo:text-align="center" style:justify-single-word="false" fo:text-indent="0cm" style:auto-text-indent="false">
        <style:tab-stops/>
      </style:paragraph-properties>
      <style:text-properties style:font-size-complex="12pt"/>
    </style:style>
    <style:style style:name="P17" style:family="paragraph" style:parent-style-name="Normalny">
      <style:paragraph-properties fo:margin-top="0cm" fo:margin-bottom="0cm" style:contextual-spacing="false" fo:line-height="100%" fo:text-align="justify" style:justify-single-word="false"/>
      <style:text-properties style:font-size-complex="12pt"/>
    </style:style>
    <style:style style:name="P18" style:family="paragraph" style:parent-style-name="Normalny">
      <style:paragraph-properties fo:margin-left="0.102cm" fo:margin-right="0cm" fo:margin-top="0cm" fo:margin-bottom="0cm" style:contextual-spacing="false" fo:line-height="100%" fo:text-align="justify" style:justify-single-word="false" fo:text-indent="0cm" style:auto-text-indent="false">
        <style:tab-stops/>
      </style:paragraph-properties>
      <style:text-properties style:font-size-complex="12pt"/>
    </style:style>
    <style:style style:name="P19" style:family="paragraph" style:parent-style-name="Normalny">
      <style:text-properties officeooo:rsid="000ea0fb" officeooo:paragraph-rsid="000ea0fb" style:font-size-complex="12pt"/>
    </style:style>
    <style:style style:name="P20" style:family="paragraph" style:parent-style-name="Normalny">
      <style:paragraph-properties fo:text-align="justify" style:justify-single-word="false"/>
      <style:text-properties officeooo:rsid="000ea0fb" officeooo:paragraph-rsid="000ea0fb" style:font-size-complex="12pt"/>
    </style:style>
    <style:style style:name="P21" style:family="paragraph" style:parent-style-name="Normalny">
      <style:paragraph-properties fo:text-align="justify" style:justify-single-word="false"/>
      <style:text-properties officeooo:rsid="0010a0f8" officeooo:paragraph-rsid="0010a0f8" style:font-size-complex="12pt"/>
    </style:style>
    <style:style style:name="P22" style:family="paragraph" style:parent-style-name="Normalny">
      <style:paragraph-properties fo:text-align="justify" style:justify-single-word="false"/>
      <style:text-properties officeooo:rsid="0010efd0" officeooo:paragraph-rsid="0010efd0" style:font-size-complex="12pt"/>
    </style:style>
    <style:style style:name="P23" style:family="paragraph" style:parent-style-name="Normalny">
      <style:paragraph-properties fo:text-align="justify" style:justify-single-word="false" fo:hyphenation-ladder-count="no-limit"/>
      <style:text-properties officeooo:rsid="0010efd0" officeooo:paragraph-rsid="0010efd0" style:font-size-complex="12pt" fo:hyphenate="true" loext:hyphenation-no-caps="false" loext:hyphenation-no-last-word="false" loext:hyphenation-word-char-count="no-limit" loext:hyphenation-zone="no-limit"/>
    </style:style>
    <style:style style:name="P24" style:family="paragraph" style:parent-style-name="Normalny">
      <style:paragraph-properties fo:margin-top="0cm" fo:margin-bottom="0cm" style:contextual-spacing="false" fo:line-height="100%" fo:text-align="center" style:justify-single-word="false"/>
    </style:style>
    <style:style style:name="P25" style:family="paragraph" style:parent-style-name="Normalny">
      <style:paragraph-properties fo:margin-top="0cm" fo:margin-bottom="0cm" style:contextual-spacing="false" fo:line-height="100%" fo:text-align="center" style:justify-single-word="false"/>
      <style:text-properties fo:font-size="8pt" fo:font-style="italic" style:font-size-asian="8pt" style:font-style-asian="italic" style:font-size-complex="8pt"/>
    </style:style>
    <style:style style:name="P26" style:family="paragraph" style:parent-style-name="Title">
      <style:paragraph-properties fo:text-align="center" style:justify-single-word="false"/>
      <style:text-properties officeooo:rsid="000aa2fa" officeooo:paragraph-rsid="000aa2fa"/>
    </style:style>
    <style:style style:name="P27" style:family="paragraph" style:parent-style-name="Normalny">
      <style:paragraph-properties fo:text-align="justify" style:justify-single-word="false" fo:hyphenation-ladder-count="no-limit"/>
      <style:text-properties fo:font-weight="bold" officeooo:rsid="0010efd0" officeooo:paragraph-rsid="0010efd0" style:font-weight-asian="bold" style:font-size-complex="12pt" style:font-weight-complex="bold" fo:hyphenate="true" loext:hyphenation-no-caps="false" loext:hyphenation-no-last-word="false" loext:hyphenation-word-char-count="no-limit" loext:hyphenation-zone="no-limit"/>
    </style:style>
    <style:style style:name="P28" style:family="paragraph" style:parent-style-name="Normalny">
      <style:paragraph-properties fo:text-align="justify" style:justify-single-word="false"/>
      <style:text-properties fo:font-weight="normal" officeooo:rsid="0010efd0" officeooo:paragraph-rsid="0010efd0" style:font-weight-asian="normal" style:font-size-complex="12pt" style:font-weight-complex="normal"/>
    </style:style>
    <style:style style:name="P29" style:family="paragraph" style:parent-style-name="Normalny">
      <style:paragraph-properties fo:text-align="justify" style:justify-single-word="false"/>
      <style:text-properties fo:font-weight="normal" officeooo:rsid="00111e24" officeooo:paragraph-rsid="00111e24" style:font-weight-asian="normal" style:font-size-complex="12pt" style:font-weight-complex="normal"/>
    </style:style>
    <style:style style:name="P30" style:family="paragraph" style:parent-style-name="Normalny">
      <style:paragraph-properties fo:text-align="justify" style:justify-single-word="false"/>
      <style:text-properties fo:font-weight="normal" officeooo:rsid="0012d088" officeooo:paragraph-rsid="0012d088" style:font-weight-asian="normal" style:font-size-complex="12pt" style:font-weight-complex="normal"/>
    </style:style>
    <style:style style:name="P31" style:family="paragraph" style:parent-style-name="Normalny">
      <style:paragraph-properties fo:text-align="justify" style:justify-single-word="false"/>
      <style:text-properties fo:font-weight="normal" officeooo:rsid="0014ca8d" officeooo:paragraph-rsid="0014ca8d" style:font-weight-asian="normal" style:font-size-complex="12pt" style:font-weight-complex="normal"/>
    </style:style>
    <style:style style:name="P32" style:family="paragraph" style:parent-style-name="Akapit_20_z_20_listą" style:list-style-name="L3">
      <style:paragraph-properties fo:margin-top="0cm" fo:margin-bottom="0cm" style:contextual-spacing="false">
        <style:tab-stops>
          <style:tab-stop style:position="9.731cm"/>
        </style:tab-stops>
      </style:paragraph-properties>
    </style:style>
    <style:style style:name="P33" style:family="paragraph" style:parent-style-name="Akapit_20_z_20_listą" style:list-style-name="L1">
      <style:paragraph-properties fo:margin-left="0.399cm" fo:margin-right="0cm" fo:margin-top="0cm" fo:margin-bottom="0cm" style:contextual-spacing="false" fo:line-height="100%" fo:text-align="center" style:justify-single-word="false" fo:text-indent="-0.199cm" style:auto-text-indent="false">
        <style:tab-stops/>
      </style:paragraph-properties>
      <style:text-properties style:font-size-complex="12pt"/>
    </style:style>
    <style:style style:name="P34" style:family="paragraph" style:parent-style-name="Akapit_20_z_20_listą" style:list-style-name="L2">
      <style:paragraph-properties fo:margin-left="0.487cm" fo:margin-right="0cm" fo:margin-top="0cm" fo:margin-bottom="0cm" style:contextual-spacing="false" fo:line-height="100%" fo:text-align="justify" style:justify-single-word="false" fo:text-indent="-0.385cm" style:auto-text-indent="false">
        <style:tab-stops/>
      </style:paragraph-properties>
      <style:text-properties style:font-size-complex="12pt"/>
    </style:style>
    <style:style style:name="P35" style:family="paragraph" style:parent-style-name="Akapit_20_z_20_listą" style:list-style-name="L2">
      <style:paragraph-properties fo:margin-left="0.487cm" fo:margin-right="0cm" fo:margin-top="0cm" fo:margin-bottom="0cm" style:contextual-spacing="false" fo:line-height="100%" fo:text-align="justify" style:justify-single-word="false" fo:text-indent="-0.385cm" style:auto-text-indent="false">
        <style:tab-stops/>
      </style:paragraph-properties>
      <style:text-properties officeooo:rsid="00185ed3" officeooo:paragraph-rsid="00185ed3" style:font-size-complex="12pt"/>
    </style:style>
    <style:style style:name="P36" style:family="paragraph" style:parent-style-name="Heading_20_1">
      <style:paragraph-properties fo:break-before="page"/>
      <style:text-properties officeooo:paragraph-rsid="000ea0fb"/>
    </style:style>
    <style:style style:name="P37" style:family="paragraph" style:parent-style-name="Heading_20_1">
      <style:paragraph-properties fo:break-before="page"/>
    </style:style>
    <style:style style:name="P38" style:family="paragraph" style:parent-style-name="Heading_20_1">
      <style:paragraph-properties fo:break-before="page">
        <style:tab-stops>
          <style:tab-stop style:position="0cm"/>
          <style:tab-stop style:position="0.751cm"/>
        </style:tab-stops>
      </style:paragraph-properties>
    </style:style>
    <style:style style:name="P39" style:family="paragraph" style:parent-style-name="Heading_20_2" style:list-style-name="">
      <style:paragraph-properties fo:keep-together="always" fo:hyphenation-ladder-count="no-limit"/>
      <style:text-properties fo:hyphenate="true" loext:hyphenation-no-caps="false" loext:hyphenation-no-last-word="false" loext:hyphenation-word-char-count="no-limit" loext:hyphenation-zone="no-limit"/>
    </style:style>
    <style:style style:name="P40" style:family="paragraph" style:parent-style-name="Heading_20_2">
      <style:paragraph-properties fo:break-before="page"/>
    </style:style>
    <style:style style:name="P41" style:family="paragraph" style:parent-style-name="Normalny" style:master-page-name="MPF0">
      <style:paragraph-properties style:page-number="auto" fo:break-before="page"/>
    </style:style>
    <style:style style:name="P42" style:family="paragraph" style:parent-style-name="Normalny" style:list-style-name="L4">
      <style:paragraph-properties fo:text-align="justify" style:justify-single-word="false"/>
      <style:text-properties officeooo:rsid="000ea0fb" officeooo:paragraph-rsid="000ea0fb" style:font-size-complex="12pt"/>
    </style:style>
    <style:style style:name="P43" style:family="paragraph" style:parent-style-name="Normalny">
      <style:paragraph-properties fo:margin-top="0cm" fo:margin-bottom="0cm" style:contextual-spacing="false" fo:line-height="100%" fo:text-align="justify" style:justify-single-word="false"/>
      <style:text-properties officeooo:rsid="00185ed3" officeooo:paragraph-rsid="00185ed3" style:font-size-complex="12pt"/>
    </style:style>
    <style:style style:name="P44" style:family="paragraph" style:parent-style-name="Normalny" style:list-style-name="L5">
      <style:paragraph-properties fo:text-align="justify" style:justify-single-word="false"/>
      <style:text-properties fo:font-weight="bold" officeooo:rsid="0010a0f8" officeooo:paragraph-rsid="0010a0f8" style:font-weight-asian="bold" style:font-size-complex="12pt" style:font-weight-complex="bold"/>
    </style:style>
    <style:style style:name="P45" style:family="paragraph" style:parent-style-name="Normalny" style:list-style-name="L6">
      <style:paragraph-properties fo:text-align="justify" style:justify-single-word="false"/>
      <style:text-properties fo:font-weight="bold" officeooo:rsid="0010a0f8" officeooo:paragraph-rsid="0010a0f8" style:font-weight-asian="bold" style:font-size-complex="12pt" style:font-weight-complex="bold"/>
    </style:style>
    <style:style style:name="P46" style:family="paragraph" style:parent-style-name="Normalny" style:list-style-name="L6">
      <style:paragraph-properties fo:text-align="justify" style:justify-single-word="false"/>
      <style:text-properties fo:font-weight="bold" officeooo:rsid="0010efd0" officeooo:paragraph-rsid="0010efd0" style:font-weight-asian="bold" style:font-size-complex="12pt" style:font-weight-complex="bold"/>
    </style:style>
    <style:style style:name="P47" style:family="paragraph" style:parent-style-name="Normalny" style:list-style-name="L6">
      <style:paragraph-properties fo:text-align="justify" style:justify-single-word="false" fo:break-before="page"/>
      <style:text-properties fo:font-weight="bold" officeooo:rsid="0010efd0" officeooo:paragraph-rsid="0010efd0" style:font-weight-asian="bold" style:font-size-complex="12pt" style:font-weight-complex="bold"/>
    </style:style>
    <style:style style:name="P48" style:family="paragraph" style:parent-style-name="Normalny" style:list-style-name="L7">
      <style:paragraph-properties fo:text-align="justify" style:justify-single-word="false"/>
      <style:text-properties fo:font-weight="bold" officeooo:rsid="0010efd0" officeooo:paragraph-rsid="0010efd0" style:font-weight-asian="bold" style:font-size-complex="12pt" style:font-weight-complex="bold"/>
    </style:style>
    <style:style style:name="P49" style:family="paragraph" style:parent-style-name="Normalny" style:list-style-name="L7">
      <style:paragraph-properties fo:text-align="justify" style:justify-single-word="false" fo:break-before="page"/>
      <style:text-properties fo:font-weight="bold" officeooo:rsid="00111e24" officeooo:paragraph-rsid="00111e24" style:font-weight-asian="bold" style:font-size-complex="12pt" style:font-weight-complex="bold"/>
    </style:style>
    <style:style style:name="P50" style:family="paragraph" style:parent-style-name="Normalny" style:list-style-name="L7">
      <style:paragraph-properties fo:text-align="justify" style:justify-single-word="false"/>
      <style:text-properties fo:font-weight="bold" officeooo:rsid="0012d088" officeooo:paragraph-rsid="0012d088" style:font-weight-asian="bold" style:font-size-complex="12pt" style:font-weight-complex="bold"/>
    </style:style>
    <style:style style:name="P51" style:family="paragraph" style:parent-style-name="Normalny" style:list-style-name="L7">
      <style:paragraph-properties fo:text-align="justify" style:justify-single-word="false"/>
      <style:text-properties fo:font-weight="bold" officeooo:rsid="0014ca8d" officeooo:paragraph-rsid="0014ca8d" style:font-weight-asian="bold" style:font-size-complex="12pt" style:font-weight-complex="bold"/>
    </style:style>
    <style:style style:name="P52" style:family="paragraph" style:parent-style-name="Normalny" style:list-style-name="L7">
      <style:paragraph-properties fo:text-align="justify" style:justify-single-word="false"/>
      <style:text-properties fo:font-weight="bold" officeooo:rsid="00185ed3" officeooo:paragraph-rsid="00185ed3" style:font-weight-asian="bold" style:font-size-complex="12pt" style:font-weight-complex="bold"/>
    </style:style>
    <style:style style:name="P53" style:family="paragraph" style:parent-style-name="Normalny">
      <style:paragraph-properties fo:text-align="justify" style:justify-single-word="false"/>
      <style:text-properties fo:font-weight="normal" officeooo:rsid="00185ed3" officeooo:paragraph-rsid="00185ed3" style:font-weight-asian="normal" style:font-size-complex="12pt" style:font-weight-complex="normal"/>
    </style:style>
    <style:style style:name="T1" style:family="text">
      <style:text-properties fo:font-weight="bold" style:font-weight-asian="bold"/>
    </style:style>
    <style:style style:name="T2" style:family="text">
      <style:text-properties style:language-asian="pl" style:country-asian="PL"/>
    </style:style>
    <style:style style:name="T3" style:family="text">
      <style:text-properties officeooo:rsid="000b4884" style:language-asian="pl" style:country-asian="PL"/>
    </style:style>
    <style:style style:name="T4" style:family="text">
      <style:text-properties fo:font-style="italic" style:font-style-asian="italic"/>
    </style:style>
    <style:style style:name="T5" style:family="text">
      <style:text-properties fo:font-size="9pt" fo:font-style="italic" style:font-size-asian="9pt" style:font-style-asian="italic" style:font-size-complex="9pt"/>
    </style:style>
    <style:style style:name="T6" style:family="text">
      <style:text-properties fo:font-size="14pt" style:font-size-asian="14pt" style:font-size-complex="14pt"/>
    </style:style>
    <style:style style:name="T7" style:family="text">
      <style:text-properties fo:font-size="14pt" officeooo:rsid="000aa2fa" style:font-size-asian="14pt" style:font-size-complex="14pt"/>
    </style:style>
    <style:style style:name="T8" style:family="text">
      <style:text-properties fo:font-size="20pt" fo:font-weight="bold" style:font-size-asian="20pt" style:font-weight-asian="bold" style:font-size-complex="20pt"/>
    </style:style>
    <style:style style:name="T9" style:family="text">
      <style:text-properties style:font-size-complex="12pt"/>
    </style:style>
    <style:style style:name="T10" style:family="text">
      <style:text-properties fo:font-size="11pt" style:font-name-asian="Times New Roman" style:font-size-asian="11pt" style:language-asian="pl" style:country-asian="PL"/>
    </style:style>
    <style:style style:name="T11" style:family="text">
      <style:text-properties fo:font-size="8pt" style:font-size-asian="8pt" style:font-size-complex="8pt"/>
    </style:style>
    <style:style style:name="T12" style:family="text">
      <style:text-properties officeooo:rsid="000aa2fa"/>
    </style:style>
    <style:style style:name="T13" style:family="text">
      <style:text-properties officeooo:rsid="0010efd0"/>
    </style:style>
    <style:style style:name="T14" style:family="text">
      <style:text-properties officeooo:rsid="00111e24"/>
    </style:style>
    <style:style style:name="T15" style:family="text">
      <style:text-properties officeooo:rsid="0014ca8d"/>
    </style:style>
    <style:style style:name="T16" style:family="text">
      <style:text-properties officeooo:rsid="0017f03e"/>
    </style:style>
    <style:style style:name="T17" style:family="text">
      <style:text-properties officeooo:rsid="00185ed3"/>
    </style:style>
    <style:style style:name="T18" style:family="text">
      <style:text-properties fo:color="#ff0000" loext:opacity="100%"/>
    </style:style>
    <style:style style:name="T1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4cm" fo:margin-left="0.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Bullet_20_Symbols" loext:num-list-format="%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Bullet_20_Symbols" loext:num-list-format="%1%." style:num-suffix="." style:num-format="1">
        <style:list-level-properties text:list-level-position-and-space-mode="label-alignment">
          <style:list-level-label-alignment text:label-followed-by="space" fo:text-indent="-0.4cm" fo:margin-left="0.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Bullet_20_Symbols" loext:num-list-format="%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Normalny"/>
      <text:p text:style-name="P5">Kierunek Informatyka <text:span text:style-name="T12">3 </text:span><office:annotation office:name="0" loext:resolved="false"><dc:creator>Janusz Dorożyński</dc:creator><dc:date>2018-05-10T10:40:00</dc:date><text:p>Podać rok studiów cyfrą łacińską.</text:p><text:p><text:span text:style-name="T18">Niniejszy komentarz (jak i wszystkie dalsze)) w docelowym pliku oczywiście musi być usuniety!</text:span></text:p></office:annotation><office:annotation-end office:name="0"/>rok - studia <office:annotation office:name="1" loext:resolved="false"><dc:creator>Janusz Dorożyński</dc:creator><dc:date>2018-05-10T10:41:00</dc:date><text:p>Pozostawić właściwe określenie.</text:p></office:annotation>niestacjonarne<office:annotation-end office:name="1"/></text:p>
      <text:p text:style-name="P5">Przedmiot: Systemy informatyczne</text:p>
      <text:p text:style-name="P5"/>
      <text:p text:style-name="Normalny"/>
      <text:p text:style-name="Normalny"/>
      <text:p text:style-name="Normalny"/>
      <text:p text:style-name="Normalny"/>
      <text:p text:style-name="Normalny"/>
      <text:p text:style-name="P5"><text:span text:style-name="Domyślna_20_czcionka_20_akapitu"><text:span text:style-name="T8">Dokumentacja projektu</text:span></text:span></text:p>
      <text:p text:style-name="P5"/>
      <text:p text:style-name="P6">Temat</text:p>
      <text:p text:style-name="P26">System wypożyczalni aut</text:p>
      <text:p text:style-name="P5"/>
      <text:p text:style-name="Normalny"/>
      <text:p text:style-name="Normalny"/>
      <text:p text:style-name="Normalny">Skład zespołu – GrL<text:span text:style-name="T12">1</text:span>-Gr<text:span text:style-name="T12">6</text:span>:</text:p>
      <text:list xml:id="list2771503574" text:style-name="L3">
        <text:list-item>
          <text:p text:style-name="P32"><text:span text:style-name="T12">Arkadiusz Prądziński</text:span> - lider<text:tab/>Ocena:</text:p>
        </text:list-item>
      </text:list>
      <text:p text:style-name="P7"/>
      <text:list xml:id="list165059416684420" text:continue-numbering="true" text:style-name="L3">
        <text:list-item>
          <text:p text:style-name="P32"><text:span text:style-name="T12">Kamil Przystalski</text:span><text:tab/>Ocena:</text:p>
        </text:list-item>
      </text:list>
      <text:p text:style-name="P7"/>
      <text:list xml:id="list165058357701448" text:continue-numbering="true" text:style-name="L3">
        <text:list-item>
          <text:p text:style-name="P32"><text:span text:style-name="T12">Daniel Rocławski</text:span> <text:tab/>Ocena:</text:p>
        </text:list-item>
      </text:list>
      <text:p text:style-name="P7"/>
      <text:list xml:id="list165058629700227" text:continue-numbering="true" text:style-name="L3">
        <text:list-header>
          <text:p text:style-name="P32"/>
        </text:list-header>
      </text:list>
      <text:p text:style-name="P8"/>
      <text:p text:style-name="P8"/>
      <text:p text:style-name="P8"/>
      <text:p text:style-name="P3">Prowadzący: <text:span text:style-name="T12">dr. Inż. Janusz Dorożyński</text:span></text:p>
      <text:p text:style-name="P8"/>
      <text:p text:style-name="P8"/>
      <text:p text:style-name="P8"><text:soft-page-break/></text:p>
      <text:p text:style-name="P9"/>
      <text:p text:style-name="P10"/>
      <text:p text:style-name="Title">Spis treści</text:p>
      <text:p text:style-name="P12"/>
      <text:table-of-content text:style-name="Sect1" text:name="_TOC0">
        <text:table-of-content-source text:outline-level="3" text:use-index-marks="false">
          <text:index-title-template text:style-name="Contents_20_Heading">Spis treśc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Normalny">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text:a xlink:type="simple" xlink:href="#_Toc513462888" office:target-frame-name="_top" xlink:show="replace" text:style-name="Internet_20_link" text:visited-style-name="Visited_20_Internet_20_Link"><text:span text:style-name="Hiperłącze">I.</text:span><text:span text:style-name="Domyślna_20_czcionka_20_akapitu"><text:span text:style-name="T10"><text:tab/></text:span></text:span><text:span text:style-name="Hiperłącze">Syntetyczny opis tematu projektowego</text:span><text:tab/>3</text:a></text:p>
          <text:p text:style-name="Contents_20_1"><text:a xlink:type="simple" xlink:href="#_Toc513462889" office:target-frame-name="_top" xlink:show="replace" text:style-name="Internet_20_link" text:visited-style-name="Visited_20_Internet_20_Link"><text:span text:style-name="Hiperłącze">II.</text:span><text:span text:style-name="Domyślna_20_czcionka_20_akapitu"><text:span text:style-name="T10"><text:tab/></text:span></text:span><text:span text:style-name="Hiperłącze">Opis rzeczywistości projektowanego systemu</text:span><text:tab/>3</text:a></text:p>
          <text:p text:style-name="P13"><text:a xlink:type="simple" xlink:href="#_Toc513462890" office:target-frame-name="_top" xlink:show="replace" text:style-name="Internet_20_link" text:visited-style-name="Visited_20_Internet_20_Link"><text:span text:style-name="Hiperłącze">1.</text:span><text:span text:style-name="Domyślna_20_czcionka_20_akapitu"><text:span text:style-name="T10"><text:tab/></text:span></text:span><text:span text:style-name="Hiperłącze">Jednostki organizacyjne</text:span><text:tab/>3</text:a></text:p>
          <text:p text:style-name="P13"><text:a xlink:type="simple" xlink:href="#_Toc513462891" office:target-frame-name="_top" xlink:show="replace" text:style-name="Internet_20_link" text:visited-style-name="Visited_20_Internet_20_Link"><text:span text:style-name="Hiperłącze">2.</text:span><text:span text:style-name="Domyślna_20_czcionka_20_akapitu"><text:span text:style-name="T10"><text:tab/></text:span></text:span><text:span text:style-name="Hiperłącze">Główne procesy</text:span><text:tab/>3</text:a></text:p>
          <text:p text:style-name="P13"><text:a xlink:type="simple" xlink:href="#_Toc513462892" office:target-frame-name="_top" xlink:show="replace" text:style-name="Internet_20_link" text:visited-style-name="Visited_20_Internet_20_Link"><text:span text:style-name="Hiperłącze">3.</text:span><text:span text:style-name="Domyślna_20_czcionka_20_akapitu"><text:span text:style-name="T10"><text:tab/></text:span></text:span><text:span text:style-name="Hiperłącze">Główne dane</text:span><text:tab/>3</text:a></text:p>
          <text:p text:style-name="P13"><text:a xlink:type="simple" xlink:href="#_Toc513462893" office:target-frame-name="_top" xlink:show="replace" text:style-name="Internet_20_link" text:visited-style-name="Visited_20_Internet_20_Link"><text:span text:style-name="Hiperłącze">4.</text:span><text:span text:style-name="Domyślna_20_czcionka_20_akapitu"><text:span text:style-name="T10"><text:tab/></text:span></text:span><text:span text:style-name="Hiperłącze">Główne funkcje</text:span><text:tab/>3</text:a></text:p>
          <text:p text:style-name="P13"><text:a xlink:type="simple" xlink:href="#_Toc513462894" office:target-frame-name="_top" xlink:show="replace" text:style-name="Internet_20_link" text:visited-style-name="Visited_20_Internet_20_Link"><text:span text:style-name="Hiperłącze">5.</text:span><text:span text:style-name="Domyślna_20_czcionka_20_akapitu"><text:span text:style-name="T10"><text:tab/></text:span></text:span><text:span text:style-name="Hiperłącze">Główne przepływy</text:span><text:tab/>3</text:a></text:p>
          <text:p text:style-name="Contents_20_1"><text:a xlink:type="simple" xlink:href="#_Toc513462895" office:target-frame-name="_top" xlink:show="replace" text:style-name="Internet_20_link" text:visited-style-name="Visited_20_Internet_20_Link"><text:span text:style-name="Hiperłącze">III.</text:span><text:span text:style-name="Domyślna_20_czcionka_20_akapitu"><text:span text:style-name="T10"><text:tab/></text:span></text:span><text:span text:style-name="Hiperłącze">Słownik</text:span><text:tab/>4</text:a></text:p>
          <text:p text:style-name="Contents_20_1"><text:a xlink:type="simple" xlink:href="#_Toc513462896" office:target-frame-name="_top" xlink:show="replace" text:style-name="Internet_20_link" text:visited-style-name="Visited_20_Internet_20_Link"><text:span text:style-name="Hiperłącze">IV.</text:span><text:span text:style-name="Domyślna_20_czcionka_20_akapitu"><text:span text:style-name="T10"><text:tab/></text:span></text:span><text:span text:style-name="Hiperłącze">Diagram związków encji (ERD)</text:span><text:tab/>5</text:a></text:p>
          <text:p text:style-name="Contents_20_1"><text:a xlink:type="simple" xlink:href="#_Toc513462897" office:target-frame-name="_top" xlink:show="replace" text:style-name="Internet_20_link" text:visited-style-name="Visited_20_Internet_20_Link"><text:span text:style-name="Hiperłącze">V.</text:span><text:span text:style-name="Domyślna_20_czcionka_20_akapitu"><text:span text:style-name="T10"><text:tab/></text:span></text:span><text:span text:style-name="Hiperłącze">Diagram modelu relacyjnego (systemowego)</text:span><text:tab/>6</text:a></text:p>
          <text:p text:style-name="Contents_20_1"><text:a xlink:type="simple" xlink:href="#_Toc513462898" office:target-frame-name="_top" xlink:show="replace" text:style-name="Internet_20_link" text:visited-style-name="Visited_20_Internet_20_Link"><text:span text:style-name="Hiperłącze">VI.</text:span><text:span text:style-name="Domyślna_20_czcionka_20_akapitu"><text:span text:style-name="T10"><text:tab/></text:span></text:span><text:span text:style-name="Hiperłącze">Diagram hierarchii funkcji (FHD)</text:span><text:tab/>7</text:a></text:p>
          <text:p text:style-name="Contents_20_1"><text:a xlink:type="simple" xlink:href="#_Toc513462899" office:target-frame-name="_top" xlink:show="replace" text:style-name="Internet_20_link" text:visited-style-name="Visited_20_Internet_20_Link"><text:span text:style-name="Hiperłącze">VII.</text:span><text:span text:style-name="Domyślna_20_czcionka_20_akapitu"><text:span text:style-name="T10"><text:tab/></text:span></text:span><text:span text:style-name="Hiperłącze">Diagram przepływów danych (DFD)</text:span><text:tab/>8</text:a></text:p>
          <text:p text:style-name="Contents_20_1"><text:a xlink:type="simple" xlink:href="#_Toc513462900" office:target-frame-name="_top" xlink:show="replace" text:style-name="Internet_20_link" text:visited-style-name="Visited_20_Internet_20_Link"><text:span text:style-name="Hiperłącze">VIII.</text:span><text:span text:style-name="Domyślna_20_czcionka_20_akapitu"><text:span text:style-name="T10"><text:tab/></text:span></text:span><text:span text:style-name="Hiperłącze">Podsumowanie</text:span><text:tab/>9</text:a></text:p>
        </text:index-body>
      </text:table-of-content>
      <text:p text:style-name="Normalny"/>
      <text:p text:style-name="Normalny"><text:span text:style-name="Odwołanie_20_do_20_komentarza"><office:annotation loext:resolved="false"><dc:creator>Janusz Dorożyński</dc:creator><dc:date>2019-12-19T21:31:00</dc:date><text:p>Nazwa pliku w formacie:</text:p><text:p>Sin_&lt;rok1&gt;-&lt;końcówka-rok2&gt;&lt;tryb&gt;_GrL&lt;nr&gt;-GrZ&lt;nr&gt;, </text:p><text:p>tryb to sst (studia stacjonarne) lub sns (studia niestacjonarne), </text:p><text:p>tj. np. dla trybu stacjonarnego, roku 2018, grupy laboratoryjnej nr 2 i grupy zadaniowej (zespołu) C nazwa pliku:</text:p><text:p><text:span text:style-name="T1">SIn_2018-19sns-_GrL2-GrZ3</text:span></text:p><text:p/></office:annotation></text:span></text:p>
      <text:p text:style-name="P10"><text:s/></text:p>
      <text:p text:style-name="P11"/>
      <text:h text:style-name="Heading_20_1" text:outline-level="1"><text:bookmark-start text:name="_Toc513462888"/>Syntetyczny opis tematu projektowego<text:bookmark-end text:name="_Toc513462888"/></text:h>
      <text:p text:style-name="P19">Proponowany system ma za zadanie obsługiwać wypożyczalnię samochodów.</text:p>
      <text:h text:style-name="Heading_20_1" text:outline-level="1"><text:bookmark-start text:name="_Toc513462889"/>Opis rzeczywistości projektowanego systemu<text:bookmark-end text:name="_Toc513462889"/></text:h>
      <text:p text:style-name="P20">System obsługuje „hybrydową” wypożyczalnię samochodów zarówno osobowych jak i dostawczych. Firma z niego korzystająca będzie zarabiać zarówno na tradycyjnym wypożyczaniu pojazdów – w punkcie przedsiębiorstwa, na podstawie tradycyjnej umowy najmu oraz za pomocą mobilnej aplikacji na zasadach car sharing – użytkownik cyfrowo podpisuje umowę najmu na czas nieokreślony podczas zakładania konta, ale płaci tylko za minuty lub kilometry, które przejechał. Proponowane rozwiązanie uwzględni również faktury, formy rozliczeń (dla najmu tradycyjnego płatność kartą i gotówką, natomiast dla najmu mobilnego płatność kartą, z wykorzystaniem systemu prepaid z możliwymi płatnościami BLIK i przelewem oraz płatność poprzez kredyt kupiecki dla klientów biznesowych), informacje o wolnych/zajętych pojazdach, oraz kiedy ostatnio były sprzątane, ich ubezpieczeniu i terminie następnego badania technicznego.</text:p>
      <text:p text:style-name="P20"/>
      <text:p text:style-name="P20">Ogólny schemat działania systemu wygląda następująco:</text:p>
      <text:list text:style-name="L4">
        <text:list-item>
          <text:p text:style-name="P42">Klient przyjeżdża do siedziby firmy / zakłada konto w aplikacji mobilnej.</text:p>
        </text:list-item>
        <text:list-item>
          <text:p text:style-name="P42">System pobiera od klienta wymagane dane – imię, nazwisko, wiek, adres zamieszkania, numer prawa jazdy, data wydania dokumentu, serię i numer dowodu osobistego.</text:p>
        </text:list-item>
        <text:list-item>
          <text:p text:style-name="P42">Klient wybiera interesujący go pojazd, w przypadku aplikacji mobilnej odbywa się to poprzez zeskanowanie kodu QR umieszczonego w widocznym miejscu na pojeździe.</text:p>
        </text:list-item>
        <text:list-item>
          <text:p text:style-name="P42">System oblicza i przedstawia (w zależności od rodzaju transakcji – poprzez obsługę w punkcie lub na ekranie aplikacji mobilnej) cenę bazując na podanych danych – wieku klienta i czasie posiadania uprawnień do kierowania pojazdami.</text:p>
        </text:list-item>
        <text:list-item>
          <text:p text:style-name="P42">Klient akceptuje przedstawioną mu ofertę i dokonuje zakupu (w punkcie płacąc przy zwrocie pojazdu lub w aplikacji poprzez upoważnienie przedsiębiorstwa do obciążenia jego karty kredytowej, lub doładowując konto prepaid).</text:p>
        </text:list-item>
      </text:list>
      <text:p text:style-name="P20">Taki schemat działania systemu zapewni jego sprawne działanie i dużą satysfakcję użytkownika, co w rezultacie przełoży się na większą ilość klientów, którzy chcą po prostu wypożyczyć pojazd bez konieczności uzupełniania uciążliwych druków i oświadczeń, jednocześnie minimalizując koszty przedsiębiorstwa związane z przechowywaniem tych dokumentów.</text:p>
      <text:h text:style-name="P39" text:outline-level="2"/>
      <text:h text:style-name="P40" text:outline-level="2"><text:bookmark-start text:name="_Toc513462890"/>Jednostki organizacyjne<text:bookmark-end text:name="_Toc513462890"/></text:h>
      <text:p text:style-name="P20">Każde przedsiębiorstwo do <text:span text:style-name="T16">efektywnego</text:span> działania wymaga podziału na jednostki organizacyjne. Nie inaczej jest również w przypadku prezentowanego rozwiązania – wymaga ono kilku podstawowych grup pracowników zapewniających sprawne i bezproblemowe działanie systemu:</text:p>
      <text:list xml:id="list1348320716" text:style-name="L5">
        <text:list-item>
          <text:p text:style-name="P44">Dział <text:span text:style-name="T13">K</text:span>sięgowości.</text:p>
        </text:list-item>
      </text:list>
      <text:p text:style-name="P21">Dział ten odpowiedzialny jest za wystawianie faktur klientom biznesowym, prowadzenie ewidencji otrzymanych i zaplanowanych wpłat oraz wydatków bieżących i opłacanie ubezpieczeń pojazdów w wyznaczonych terminach</text:p>
      <text:list xml:id="list165059518868581" text:continue-numbering="true" text:style-name="L5">
        <text:list-item>
          <text:p text:style-name="P44">Dział <text:span text:style-name="T13">P</text:span>rawny.</text:p>
        </text:list-item>
      </text:list>
      <text:p text:style-name="P21">Do obowiązków tego działu należy między innymi egzekwowanie zaległych opłat i odsetek ustawowych powstałych w wyniku nieopłaconych należności, a także komunikacja z ubezpieczycielem w razie konieczności likwidacji szkód komunikacyjnych.</text:p>
      <text:list xml:id="list165060107179458" text:continue-numbering="true" text:style-name="L5">
        <text:list-item>
          <text:p text:style-name="P44">Dział <text:span text:style-name="T13">S</text:span>przedaży i <text:span text:style-name="T13">U</text:span>trzymania <text:span text:style-name="T13">P</text:span>ojazdów.</text:p>
        </text:list-item>
      </text:list>
      <text:p text:style-name="P21">W tym dziale znajdą się wszystkie osoby odpowiedzialne za sprzedaż w stacjonarnych punktach przedsiębiorstwa oraz także pracownicy zajmujący się transportem (w tym również dowozem do klienta) i utrzymaniem czystości pojazdów przedsiębiorstwa.</text:p>
      <text:list xml:id="list165058907382050" text:continue-numbering="true" text:style-name="L5">
        <text:list-item>
          <text:p text:style-name="P44">Dział <text:span text:style-name="T13">K</text:span>adr i <text:span text:style-name="T13">P</text:span>łac.</text:p>
        </text:list-item>
      </text:list>
      <text:p text:style-name="P21">Dział odpowiedzialny za prowadzenie rekrutacji na wolne stanowiska w pozostałych działach, realizację wypłat wynagrodzeń dla pracowników, przygotowywanie umów z pracownikami, prowadzenie ewidencji osób zatrudnionych w przedsiębiorstwie oraz również prowadzenie zakładowego archiwum przechowującego dane klientów w sposób niezagrażający ich utraceniu.</text:p>
      <text:h text:style-name="Heading_20_2" text:outline-level="2"><text:bookmark-start text:name="_Toc513462891"/>Główne procesy<text:bookmark-end text:name="_Toc513462891"/></text:h>
      <text:list xml:id="list1191785480" text:style-name="L6">
        <text:list-item>
          <text:p text:style-name="P45">Zarządzanie wolnymi i zajętymi pojazdami.</text:p>
        </text:list-item>
      </text:list>
      <text:p text:style-name="P21">Proces <text:span text:style-name="T13">każdemu pracownikowi z odpowiednimi uprawnieniami</text:span> <text:span text:style-name="T15">umożliwi</text:span> w łatwy sposób <text:span text:style-name="T13">wyświetlenie listy pojazdów, które są obecnie gotowe do wynajęcia, sprzątane, tankowane, zajęte oraz w serwisie, wraz z ich współrzędnymi geograficznymi odczytanymi z jednostek GPS znajdujących się na pokładzie pojazdu.</text:span></text:p>
      <text:list xml:id="list165060049529662" text:continue-numbering="true" text:style-name="L6">
        <text:list-item>
          <text:p text:style-name="P46">Wyświetlanie informacji o danym kliencie.</text:p>
        </text:list-item>
      </text:list>
      <text:p text:style-name="P22">Proces pozwalający wyszukać danego klienta z wykorzystaniem częściowych lub pełnych danych o nim. Wyświetli historyczne transakcje, informację czy w chwili wygenerowania raportu korzysta z usług przedsiębiorstwa i sprawdzi czy nie zalega z należnościami.</text:p>
      <text:p text:style-name="P23"/>
      <text:list xml:id="list165058796888668" text:continue-numbering="true" text:style-name="L6">
        <text:list-item>
          <text:p text:style-name="P47">Zarządzanie flotą.</text:p>
        </text:list-item>
      </text:list>
      <text:p text:style-name="P22">Pozwoli on na modyfikację floty pojazdów – dodawanie i usuwanie konkretnych pojazdów w przypadku zakupu, sprzedaży jednego z pojazdów przedsiębiorstwa. Pozwoli również na zmianę statusu pojazdu w przypadku jego uszkodzenia tak aby nie był widoczny jako dostępny do najmu.</text:p>
      <text:list xml:id="list165058963794031" text:continue-numbering="true" text:style-name="L6">
        <text:list-item>
          <text:p text:style-name="P46">Udostępnianie użytkownikowi końcowemu informacji o polisie pojazdu.</text:p>
        </text:list-item>
      </text:list>
      <text:p text:style-name="P22">Funkcja pozwalająca na otrzymanie przez użytkownika końcowego wszelkich informacji potrzebnych do spisania oświadczenia sprawcy kolizji drogowej – numeru polisy, nazwy ubezpieczyciela, danych właściciela pojazdu.</text:p>
      <text:list xml:id="list165058269924061" text:continue-numbering="true" text:style-name="L6">
        <text:list-item>
          <text:p text:style-name="P46">Generowanie raportów finansowych.</text:p>
        </text:list-item>
      </text:list>
      <text:p text:style-name="P22">Proces do wykorzystania jedynie przez dział księgowości – pozwala wyświetlić raport wydatków i przychodów za dany okres.</text:p>
      <text:h text:style-name="Heading_20_2" text:outline-level="2"><text:bookmark-start text:name="_Toc513462892"/>Główne dane<text:bookmark-end text:name="_Toc513462892"/></text:h>
      <text:p text:style-name="P22">System pracuje na danych o użytkownikach i pojazdach. Wymaga on podania wrażliwych danych użytkownika będącymi podstawą do wypożyczenia mu pojazdu, a jednocześnie wymaganych do sprawdzenia ich prawdziwości w narodowych bazach danych – w przypadku klientów z obywatelstwem polskim będzie to CEPiK, a w przypadku klientów z obywatelstwem dowolnego kraju Unii Europejskiej system EUCARIS. </text:p>
      <text:p text:style-name="P22">Zbierane i przechowywane są również dane o pracownikach przedsiębiorstwa do celów związanych z realizacją zatrudnienia oraz prowadzenia archiwum zakładowego. </text:p>
      <text:h text:style-name="Heading_20_2" text:outline-level="2"><text:bookmark-start text:name="_Toc513462893"/>Główne funkcje<text:bookmark-end text:name="_Toc513462893"/></text:h>
      <text:list xml:id="list888255457" text:style-name="L7">
        <text:list-item>
          <text:p text:style-name="P48">Zarządzanie fakturami.</text:p>
        </text:list-item>
      </text:list>
      <text:p text:style-name="P22">Umożliwia wprowadzanie, wyświetlanie i edytowanie faktur.</text:p>
      <text:list xml:id="list165058309086624" text:continue-numbering="true" text:style-name="L7">
        <text:list-item>
          <text:p text:style-name="P48">Zarządzanie flotą.</text:p>
        </text:list-item>
      </text:list>
      <text:p text:style-name="P28">Wprowadzanie i usuwanie pojazdów będących na stanie przedsiębiorstwa.</text:p>
      <text:list xml:id="list165059876293207" text:continue-numbering="true" text:style-name="L7">
        <text:list-item>
          <text:p text:style-name="P48">Wypożyczenia.</text:p>
        </text:list-item>
      </text:list>
      <text:p text:style-name="P28">Wprowadzanie informacji o wypożyczeniach – „łączenie w pary” pojazdów z klientami.</text:p>
      <text:list xml:id="list165060108231931" text:continue-numbering="true" text:style-name="L7">
        <text:list-item>
          <text:p text:style-name="P48">Zlecanie sprzątania.</text:p>
        </text:list-item>
      </text:list>
      <text:p text:style-name="P28">Umożliwia kadrze kierowniczej Działu Sprzedaży i Utrzymania Pojazdów tworzenie zlecenia sprzątania dla pojazdów, w których klienci zgłosili potrzebę czyszczenia.</text:p>
      <text:list xml:id="list165059333185550" text:continue-numbering="true" text:style-name="L7">
        <text:list-item>
          <text:p text:style-name="P48">Zlecenie <text:span text:style-name="T14">transportu</text:span>.</text:p>
        </text:list-item>
      </text:list>
      <text:p text:style-name="P28">Umożliwia kadrze kierowniczej Działu Sprzedaży i Utrzymania Pojazdów tworzenie zlecenia umieszczenia pojazdu w serwisie, stacji kontroli pojazdów <text:span text:style-name="T14">lub w dowolnym miejscu w zakresie operacji przedsiębiorstwa.</text:span></text:p>
      <text:p text:style-name="P27"/>
      <text:list xml:id="list165059408238449" text:continue-numbering="true" text:style-name="L7">
        <text:list-item>
          <text:p text:style-name="P49">Zarządzanie kadrą.</text:p>
        </text:list-item>
      </text:list>
      <text:p text:style-name="P29">Funkcja pozwoli na dodawanie, usuwanie oraz edycję stanowisk i pracowników</text:p>
      <text:list xml:id="list165059823589778" text:continue-numbering="true" text:style-name="L7">
        <text:list-item>
          <text:p text:style-name="P50">Wyświetlanie raportów.</text:p>
        </text:list-item>
      </text:list>
      <text:p text:style-name="P30">Pozwala na generowanie raportów księgowych zawierających wydatki i zyski przedsiębiorstwa za dany okres.</text:p>
      <text:list xml:id="list165058811969716" text:continue-numbering="true" text:style-name="L7">
        <text:list-item>
          <text:p text:style-name="P51">Obsługa płatności.</text:p>
        </text:list-item>
      </text:list>
      <text:p text:style-name="P31">Generowanie potwierdzeń płatności, dodawanie balansu do wirtualnego portfela prepaid.</text:p>
      <text:list xml:id="list165060053728700" text:continue-numbering="true" text:style-name="L7">
        <text:list-item>
          <text:p text:style-name="P52">Pobieranie danych o pojeździe.</text:p>
        </text:list-item>
      </text:list>
      <text:p text:style-name="P53">Umożliwi pobranie danych o statusie pojazdu takich jak poziom paliwa, prognozowany zasięg na pozostałym paliwie oraz informacja, czy jest on aktualnie zajęty.</text:p>
      <text:list xml:id="list165059197984197" text:continue-numbering="true" text:style-name="L7">
        <text:list-item>
          <text:p text:style-name="P52"/>
        </text:list-item>
      </text:list>
      <text:h text:style-name="P36" text:outline-level="1"><text:bookmark-start text:name="_Toc513462895"/>Słownik<text:bookmark-end text:name="_Toc513462895"/></text:h>
      <text:p text:style-name="P14"/>
      <table:table table:name="Tabela1" table:style-name="Tabela1">
        <table:table-column table:style-name="Tabela1.A"/>
        <table:table-column table:style-name="Tabela1.B"/>
        <table:table-column table:style-name="Tabela1.C"/>
        <table:table-row>
          <table:table-cell table:style-name="Tabela1.A1" office:value-type="string">
            <text:p text:style-name="P15">Lp.</text:p>
          </table:table-cell>
          <table:table-cell table:style-name="Tabela1.A1" office:value-type="string">
            <text:p text:style-name="P24"><text:span text:style-name="Domyślna_20_czcionka_20_akapitu"><text:span text:style-name="T9">Nazwa</text:span></text:span><text:span text:style-name="Odwołanie_20_przypisu_20_dolnego"><text:span text:style-name="T9"><text:note text:id="ftn1" text:note-class="footnote"><text:note-citation>1</text:note-citation><text:note-body><text:p text:style-name="Tekst_20_przypisu_20_dolnego"><text:s/>Nazwa bez polskich znaków</text:p></text:note-body></text:note></text:span></text:span><text:span text:style-name="Domyślna_20_czcionka_20_akapitu"><text:span text:style-name="T9"> encji</text:span></text:span></text:p>
          </table:table-cell>
          <table:table-cell table:style-name="Tabela1.A1" office:value-type="string">
            <text:p text:style-name="P15">Wykaz atrybutów</text:p>
            <text:p text:style-name="P24"><text:span text:style-name="Domyślna_20_czcionka_20_akapitu"><text:span text:style-name="T11">Układ: wyr. klucza gł. (PK) „#” lub „-”, nazwa</text:span></text:span><text:span text:style-name="Odwołanie_20_przypisu_20_dolnego"><text:span text:style-name="T11"><text:note text:id="ftn2" text:note-class="footnote"><text:note-citation>2</text:note-citation><text:note-body><text:p text:style-name="Tekst_20_przypisu_20_dolnego"><text:s/>Jw.</text:p></text:note-body></text:note></text:span></text:span><text:span text:style-name="Domyślna_20_czcionka_20_akapitu"><text:span text:style-name="T11">, typ danych – znak, liczba, data, inny</text:span></text:span></text:p>
          </table:table-cell>
        </table:table-row>
        <table:table-row>
          <table:table-cell table:style-name="Tabela1.A1" office:value-type="string">
            <text:p text:style-name="P25">1</text:p>
          </table:table-cell>
          <table:table-cell table:style-name="Tabela1.A1" office:value-type="string">
            <text:p text:style-name="P25">2</text:p>
          </table:table-cell>
          <table:table-cell table:style-name="Tabela1.A1" office:value-type="string">
            <text:p text:style-name="P25">3</text:p>
          </table:table-cell>
        </table:table-row>
        <table:table-row>
          <table:table-cell table:style-name="Tabela1.A3" office:value-type="string">
            <text:list xml:id="list2113639000" text:style-name="L1">
              <text:list-item>
                <text:p text:style-name="P33"/>
              </text:list-item>
            </text:list>
          </table:table-cell>
          <table:table-cell table:style-name="Tabela1.B3" office:value-type="string">
            <text:p text:style-name="P43">Klienci</text:p>
          </table:table-cell>
          <table:table-cell table:style-name="Tabela1.C3" office:value-type="string">
            <text:list xml:id="list852173267" text:style-name="L2">
              <text:list-item>
                <text:p text:style-name="P34">#, <text:span text:style-name="T17">IdKlient</text:span>, <text:span text:style-name="T17">liczba całkowita</text:span></text:p>
              </text:list-item>
              <text:list-item>
                <text:p text:style-name="P34">-, <text:span text:style-name="T17">Imie</text:span>, <text:span text:style-name="T17">znak</text:span></text:p>
              </text:list-item>
              <text:list-item>
                <text:p text:style-name="P35">-, Nazwisko, znak</text:p>
              </text:list-item>
              <text:list-item>
                <text:p text:style-name="P35">-, NumerPrawaJazdy, znak</text:p>
              </text:list-item>
              <text:list-item>
                <text:p text:style-name="P35">-, DataWydaniaPJ, data</text:p>
              </text:list-item>
              <text:list-item>
                <text:p text:style-name="P35">-, NumerDowoduOsobistego, znak</text:p>
              </text:list-item>
            </text:list>
          </table:table-cell>
        </table:table-row>
        <table:table-row>
          <table:table-cell table:style-name="Tabela1.A4" office:value-type="string">
            <text:list xml:id="list165058730926326" text:continue-list="list2113639000" text:style-name="L1">
              <text:list-item>
                <text:p text:style-name="P33"/>
              </text:list-item>
            </text:list>
          </table:table-cell>
          <table:table-cell table:style-name="Tabela1.B4" office:value-type="string">
            <text:p text:style-name="P43">Płatności</text:p>
          </table:table-cell>
          <table:table-cell table:style-name="Tabela1.C4" office:value-type="string">
            <text:list xml:id="list165059622659008" text:continue-list="list852173267" text:style-name="L2">
              <text:list-item>
                <text:p text:style-name="P34">#, <text:span text:style-name="T17">IdPlatnosci</text:span>, <text:span text:style-name="T17">liczba całkowita</text:span></text:p>
              </text:list-item>
              <text:list-item>
                <text:p text:style-name="P34">-, <text:span text:style-name="T17">IdKlienta, liczba całkowita</text:span></text:p>
              </text:list-item>
              <text:list-item>
                <text:p text:style-name="P34">-, <text:span text:style-name="T17">IdFaktury, liczba całkowita</text:span></text:p>
              </text:list-item>
              <text:list-item>
                <text:p text:style-name="P34">-, <text:span text:style-name="T17">Kwota, liczba dziesiętna</text:span></text:p>
              </text:list-item>
              <text:list-item>
                <text:p text:style-name="P34">-, <text:span text:style-name="T17">CzyOdroczona, boolean</text:span></text:p>
              </text:list-item>
              <text:list-item>
                <text:p text:style-name="P34">-, <text:span text:style-name="T17">TerminPlatnosci, data</text:span></text:p>
              </text:list-item>
            </text:list>
          </table:table-cell>
        </table:table-row>
        <table:table-row>
          <table:table-cell table:style-name="Tabela1.A5" office:value-type="string">
            <text:list xml:id="list165058461630082" text:continue-list="list165058730926326" text:style-name="L1">
              <text:list-item>
                <text:p text:style-name="P33"/>
              </text:list-item>
            </text:list>
          </table:table-cell>
          <table:table-cell table:style-name="Tabela1.B5" office:value-type="string">
            <text:p text:style-name="P43">Pojazdy</text:p>
          </table:table-cell>
          <table:table-cell table:style-name="Tabela1.C5" office:value-type="string">
            <text:list xml:id="list165059676296948" text:continue-list="list165059622659008" text:style-name="L2">
              <text:list-item>
                <text:p text:style-name="P35">#, IdPojazdu, liczba całkowita</text:p>
              </text:list-item>
              <text:list-item>
                <text:p text:style-name="P35">-, Marka, znak</text:p>
              </text:list-item>
              <text:list-item>
                <text:p text:style-name="P35">-, Model, znak</text:p>
              </text:list-item>
              <text:list-item>
                <text:p text:style-name="P35">-, Typ, znak</text:p>
              </text:list-item>
            </text:list>
          </table:table-cell>
        </table:table-row>
        <table:table-row>
          <table:table-cell table:style-name="Tabela1.A5" office:value-type="string">
            <text:list xml:id="list165059470080219" text:continue-list="list165058461630082" text:style-name="L1">
              <text:list-item>
                <text:p text:style-name="P33"/>
              </text:list-item>
            </text:list>
          </table:table-cell>
          <table:table-cell table:style-name="Tabela1.B5" office:value-type="string">
            <text:p text:style-name="P43">Umowy</text:p>
          </table:table-cell>
          <table:table-cell table:style-name="Tabela1.C5" office:value-type="string">
            <text:list xml:id="list165059687837509" text:continue-list="list165059676296948" text:style-name="L2">
              <text:list-item>
                <text:p text:style-name="P35">#, IdUmowy, liczba całkowita</text:p>
              </text:list-item>
              <text:list-item>
                <text:p text:style-name="P35">-, IdKlienta, liczba całkowita</text:p>
              </text:list-item>
              <text:list-item>
                <text:p text:style-name="P35">-, IdPojazdu, liczba całkowita</text:p>
              </text:list-item>
            </text:list>
          </table:table-cell>
        </table:table-row>
        <table:table-row>
          <table:table-cell table:style-name="Tabela1.A5" office:value-type="string">
            <text:list xml:id="list165059725639281" text:continue-list="list165059470080219" text:style-name="L1">
              <text:list-item>
                <text:p text:style-name="P33"/>
              </text:list-item>
            </text:list>
          </table:table-cell>
          <table:table-cell table:style-name="Tabela1.B5" office:value-type="string">
            <text:p text:style-name="P43">Kadry</text:p>
          </table:table-cell>
          <table:table-cell table:style-name="Tabela1.C5" office:value-type="string">
            <text:list xml:id="list165058940859360" text:continue-list="list165059687837509" text:style-name="L2">
              <text:list-item>
                <text:p text:style-name="P35">#, IdPracownika, liczba całkowita</text:p>
              </text:list-item>
              <text:list-item>
                <text:p text:style-name="P35">-, IdStanowiska, liczba całkowita</text:p>
              </text:list-item>
              <text:list-item>
                <text:p text:style-name="P35">-, WygasniecieUmowy, data</text:p>
              </text:list-item>
              <text:list-item>
                <text:p text:style-name="P35">-, CzyKierownik, boolean</text:p>
              </text:list-item>
              <text:list-item>
                <text:p text:style-name="P35">-, Wynagrodzenie, liczba dziesiętna</text:p>
              </text:list-item>
              <text:list-item>
                <text:p text:style-name="P35">-, Premia, liczba dziesiętna</text:p>
              </text:list-item>
            </text:list>
          </table:table-cell>
        </table:table-row>
        <table:table-row>
          <table:table-cell table:style-name="Tabela1.A5" office:value-type="string">
            <text:list xml:id="list165059385523365" text:continue-list="list165059725639281" text:style-name="L1">
              <text:list-item>
                <text:p text:style-name="P33"/>
              </text:list-item>
            </text:list>
          </table:table-cell>
          <table:table-cell table:style-name="Tabela1.B5" office:value-type="string">
            <text:p text:style-name="P43">Stanowiska</text:p>
          </table:table-cell>
          <table:table-cell table:style-name="Tabela1.C5" office:value-type="string">
            <text:list xml:id="list165059604843488" text:continue-list="list165058940859360" text:style-name="L2">
              <text:list-item>
                <text:p text:style-name="P35">#, IdStanowiska, liczba całkowita</text:p>
              </text:list-item>
              <text:list-item>
                <text:p text:style-name="P35">-, Nazwa, znak</text:p>
              </text:list-item>
            </text:list>
          </table:table-cell>
        </table:table-row>
        <table:table-row>
          <table:table-cell table:style-name="Tabela1.A5" office:value-type="string">
            <text:list xml:id="list165058820216380" text:continue-list="list165059385523365" text:style-name="L1">
              <text:list-item>
                <text:p text:style-name="P33"/>
              </text:list-item>
            </text:list>
          </table:table-cell>
          <table:table-cell table:style-name="Tabela1.B5" office:value-type="string">
            <text:p text:style-name="P43">Faktury</text:p>
          </table:table-cell>
          <table:table-cell table:style-name="Tabela1.C5" office:value-type="string">
            <text:list xml:id="list165059300584664" text:continue-list="list165059604843488" text:style-name="L2">
              <text:list-item>
                <text:p text:style-name="P35">#, IdFaktury, liczba całkowita</text:p>
              </text:list-item>
              <text:list-item>
                <text:p text:style-name="P35">-, IdUmowy, liczba całkowita (NULL dla mobilnych)</text:p>
              </text:list-item>
              <text:list-item>
                <text:p text:style-name="P35">-, IdPlatnosci, liczba całkowita</text:p>
              </text:list-item>
              <text:list-item>
                <text:p text:style-name="P35">-, IdKlienta, liczba całkowita</text:p>
              </text:list-item>
            </text:list>
          </table:table-cell>
        </table:table-row>
      </table:table>
      <text:p text:style-name="P14"/>
      <text:h text:style-name="P37" text:outline-level="1"><text:bookmark-start text:name="_Toc513462896"/>Diagram związków encji (ERD)<text:bookmark-end text:name="_Toc513462896"/></text:h>
      <text:p text:style-name="P14">&lt;Diagram&gt;</text:p>
      <text:h text:style-name="P37" text:outline-level="1"><text:bookmark-start text:name="_Toc513462897"/>Diagram modelu relacyjnego <text:bookmark-end text:name="_Toc513462897"/></text:h>
      <text:p text:style-name="P14">&lt;Diagram&gt;</text:p>
      <text:p text:style-name="P14"/>
      <text:h text:style-name="P38" text:outline-level="1"><text:bookmark-start text:name="_Toc513462898"/>Diagram hierarchii funkcji (FHD)<text:bookmark-end text:name="_Toc513462898"/></text:h>
      <text:p text:style-name="P14">&lt;Diagram&gt;</text:p>
      <text:h text:style-name="P37" text:outline-level="1"><text:bookmark-start text:name="_Toc513462899"/>Diagram przepływów danych (DFD)<text:bookmark-end text:name="_Toc513462899"/></text:h>
      <text:p text:style-name="P14">&lt;Diagram&gt;</text:p>
      <text:h text:style-name="P37" text:outline-level="1"><text:bookmark-start text:name="_Toc513462900"/>Podział pracy i podpisy<text:bookmark-end text:name="_Toc513462900"/></text:h>
      <text:p text:style-name="P14"/>
      <text:p text:style-name="P14">Skład zespołu</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15">Lp.</text:p>
          </table:table-cell>
          <table:table-cell table:style-name="Tabela2.A1" office:value-type="string">
            <text:p text:style-name="P15">Nazwisko i imię</text:p>
          </table:table-cell>
          <table:table-cell table:style-name="Tabela2.A1" office:value-type="string">
            <text:p text:style-name="P24"><text:span text:style-name="Domyślna_20_czcionka_20_akapitu"><text:span text:style-name="T9">Zakres wykonywanych prac </text:span></text:span></text:p>
          </table:table-cell>
          <table:table-cell table:style-name="Tabela2.D1" office:value-type="string">
            <text:p text:style-name="P15">Podpis</text:p>
          </table:table-cell>
        </table:table-row>
        <table:table-row>
          <table:table-cell table:style-name="Tabela2.A1" office:value-type="string">
            <text:p text:style-name="P25">1</text:p>
          </table:table-cell>
          <table:table-cell table:style-name="Tabela2.A1" office:value-type="string">
            <text:p text:style-name="P25">2</text:p>
          </table:table-cell>
          <table:table-cell table:style-name="Tabela2.A1" office:value-type="string">
            <text:p text:style-name="P25">3</text:p>
          </table:table-cell>
          <table:table-cell table:style-name="Tabela2.D2" office:value-type="string">
            <text:p text:style-name="P25">4</text:p>
          </table:table-cell>
        </table:table-row>
        <table:table-row>
          <table:table-cell table:style-name="Tabela2.A3" office:value-type="string">
            <text:p text:style-name="P16"/>
          </table:table-cell>
          <table:table-cell table:style-name="Tabela2.B3" office:value-type="string">
            <text:p text:style-name="P17"/>
            <text:p text:style-name="P17"/>
          </table:table-cell>
          <table:table-cell table:style-name="Tabela2.C3" office:value-type="string">
            <text:p text:style-name="P18"/>
          </table:table-cell>
          <table:table-cell table:style-name="Tabela2.D3" office:value-type="string">
            <text:p text:style-name="P18"/>
          </table:table-cell>
        </table:table-row>
        <table:table-row>
          <table:table-cell table:style-name="Tabela2.A4" office:value-type="string">
            <text:p text:style-name="P16"/>
          </table:table-cell>
          <table:table-cell table:style-name="Tabela2.B4" office:value-type="string">
            <text:p text:style-name="P17"/>
            <text:p text:style-name="P17"/>
          </table:table-cell>
          <table:table-cell table:style-name="Tabela2.C4" office:value-type="string">
            <text:p text:style-name="P18"/>
          </table:table-cell>
          <table:table-cell table:style-name="Tabela2.D4" office:value-type="string">
            <text:p text:style-name="P18"/>
          </table:table-cell>
        </table:table-row>
        <table:table-row>
          <table:table-cell table:style-name="Tabela2.A5" office:value-type="string">
            <text:p text:style-name="P16"/>
          </table:table-cell>
          <table:table-cell table:style-name="Tabela2.B5" office:value-type="string">
            <text:p text:style-name="P17"/>
            <text:p text:style-name="P17"/>
          </table:table-cell>
          <table:table-cell table:style-name="Tabela2.C5" office:value-type="string">
            <text:p text:style-name="P18"/>
          </table:table-cell>
          <table:table-cell table:style-name="Tabela2.D5" office:value-type="string">
            <text:p text:style-name="P18"/>
          </table:table-cell>
        </table:table-row>
        <table:table-row>
          <table:table-cell table:style-name="Tabela2.A6" office:value-type="string">
            <text:p text:style-name="P16"/>
          </table:table-cell>
          <table:table-cell table:style-name="Tabela2.B6" office:value-type="string">
            <text:p text:style-name="P17"/>
            <text:p text:style-name="P17"/>
          </table:table-cell>
          <table:table-cell table:style-name="Tabela2.C6" office:value-type="string">
            <text:p text:style-name="P18"/>
          </table:table-cell>
          <table:table-cell table:style-name="Tabela2.D6" office:value-type="string">
            <text:p text:style-name="P18"/>
          </table:table-cell>
        </table:table-row>
        <table:table-row>
          <table:table-cell table:style-name="Tabela2.A7" office:value-type="string">
            <text:p text:style-name="P16"/>
          </table:table-cell>
          <table:table-cell table:style-name="Tabela2.B7" office:value-type="string">
            <text:p text:style-name="P17"/>
            <text:p text:style-name="P17"/>
          </table:table-cell>
          <table:table-cell table:style-name="Tabela2.C7" office:value-type="string">
            <text:p text:style-name="P18"/>
          </table:table-cell>
          <table:table-cell table:style-name="Tabela2.D7" office:value-type="string">
            <text:p text:style-name="P18"/>
          </table:table-cell>
        </table:table-row>
        <table:table-row>
          <table:table-cell table:style-name="Tabela2.A8" office:value-type="string">
            <text:p text:style-name="P16"/>
          </table:table-cell>
          <table:table-cell table:style-name="Tabela2.B8" office:value-type="string">
            <text:p text:style-name="P17"/>
            <text:p text:style-name="P17"/>
          </table:table-cell>
          <table:table-cell table:style-name="Tabela2.C8" office:value-type="string">
            <text:p text:style-name="P18"/>
          </table:table-cell>
          <table:table-cell table:style-name="Tabela2.D8" office:value-type="string">
            <text:p text:style-name="P18"/>
          </table:table-cell>
        </table:table-row>
      </table:table>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OpenSymbol" svg:font-family="OpenSymbol" style:font-charset="x-symbol"/>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ny" style:class="text">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ny" style:next-style-name="Normalny" style:default-outline-level="1" style:class="text">
      <style:paragraph-properties fo:margin-left="1cm" fo:margin-right="0cm" fo:margin-top="0.423cm" fo:margin-bottom="0cm" style:contextual-spacing="false" fo:keep-together="always" fo:hyphenation-ladder-count="no-limit" fo:text-indent="-1cm" style:auto-text-indent="false" fo:keep-with-next="always">
        <style:tab-stops>
          <style:tab-stop style:position="0cm"/>
        </style:tab-stops>
      </style:paragraph-properties>
      <style:text-properties fo:color="#2e74b5"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fo:hyphenate="true" loext:hyphenation-no-caps="false" loext:hyphenation-no-last-word="false" loext:hyphenation-word-char-count="no-limit" loext:hyphenation-zone="no-limit"/>
    </style:style>
    <style:style style:name="Heading_20_2" style:display-name="Heading 2" style:family="paragraph" style:parent-style-name="Normalny" style:next-style-name="Normalny" style:default-outline-level="2" style:class="text">
      <style:paragraph-properties fo:margin-top="0.071cm" fo:margin-bottom="0cm" style:contextual-spacing="false" fo:keep-together="always" fo:hyphenation-ladder-count="no-limit" fo:keep-with-next="always"/>
      <style:text-properties fo:color="#2e74b5"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true" loext:hyphenation-no-caps="false" loext:hyphenation-no-last-word="false" loext:hyphenation-word-char-count="no-limit" loext:hyphenation-zone="no-limit"/>
    </style:style>
    <style:style style:name="Normalny" style:family="paragraph">
      <style:paragraph-properties fo:hyphenation-ladder-count="no-limit"/>
      <style:text-properties fo:font-size="12pt" style:font-size-asian="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ny"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true" loext:hyphenation-no-caps="false" loext:hyphenation-no-last-word="false" loext:hyphenation-word-char-count="no-limit" loext:hyphenation-zone="no-limit"/>
    </style:style>
    <style:style style:name="Akapit_20_z_20_listą" style:display-name="Akapit z listą" style:family="paragraph" style:parent-style-name="Normalny">
      <style:paragraph-properties fo:margin-left="1.27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Normalny" style:default-outline-level="" style:list-style-name="LFO2" style:class="index">
      <style:paragraph-properties fo:hyphenation-ladder-count="no-limit"/>
      <style:text-properties style:language-asian="pl" style:country-asian="PL" fo:hyphenate="true"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Normalny" style:next-style-name="Normalny" style:auto-update="true" style:class="index">
      <style:paragraph-properties fo:margin-top="0cm" fo:margin-bottom="0.176cm" style:contextual-spacing="false" fo:hyphenation-ladder-count="no-limit">
        <style:tab-stops>
          <style:tab-stop style:position="1cm"/>
          <style:tab-stop style:position="15.984cm" style:type="right" style:leader-style="dotted" style:leader-text="."/>
        </style:tab-stops>
      </style:paragraph-properties>
      <style:text-properties fo:hyphenate="true" loext:hyphenation-no-caps="false" loext:hyphenation-no-last-word="false" loext:hyphenation-word-char-count="no-limit" loext:hyphenation-zone="no-limit"/>
    </style:style>
    <style:style style:name="Title" style:family="paragraph" style:parent-style-name="Normalny" style:next-style-name="Normalny" style:class="chapter">
      <style:paragraph-properties fo:margin-top="0cm" fo:margin-bottom="0cm" style:contextual-spacing="false" fo:line-height="100%" fo:hyphenation-ladder-count="no-limit"/>
      <style:text-properties style:font-name="Calibri Light" fo:font-family="'Calibri Light'" style:font-family-generic="swiss" style:font-pitch="variable" fo:font-size="22pt" fo:letter-spacing="-0.018cm" style:letter-kerning="true"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8pt" fo:hyphenate="true" loext:hyphenation-no-caps="false" loext:hyphenation-no-last-word="false" loext:hyphenation-word-char-count="no-limit" loext:hyphenation-zone="no-limit"/>
    </style:style>
    <style:style style:name="Contents_20_2" style:display-name="Contents 2" style:family="paragraph" style:parent-style-name="Normalny" style:next-style-name="Normalny" style:auto-update="true" style:class="index">
      <style:paragraph-properties fo:margin-left="0.423cm" fo:margin-right="0cm" fo:margin-top="0cm" fo:margin-bottom="0.176cm" style:contextual-spacing="false"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Tekst_20_komentarza" style:display-name="Tekst komentarza" style:family="paragraph" style:parent-style-name="Normalny">
      <style:paragraph-properties fo:line-height="100%" fo:hyphenation-ladder-count="no-limit"/>
      <style:text-properties fo:font-size="10pt" style:font-size-asian="10pt" style:font-size-complex="10pt" fo:hyphenate="true" loext:hyphenation-no-caps="false" loext:hyphenation-no-last-word="false" loext:hyphenation-word-char-count="no-limit" loext:hyphenation-zone="no-limit"/>
    </style:style>
    <style:style style:name="Temat_20_komentarza" style:display-name="Temat komentarza" style:family="paragraph" style:parent-style-name="Tekst_20_komentarza" style:next-style-name="Tekst_20_komentarza">
      <style:paragraph-properties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Tekst_20_dymka" style:display-name="Tekst dymka" style:family="paragraph" style:parent-style-name="Normalny">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true" loext:hyphenation-no-caps="false" loext:hyphenation-no-last-word="false" loext:hyphenation-word-char-count="no-limit" loext:hyphenation-zone="no-limit"/>
    </style:style>
    <style:style style:name="Tekst_20_przypisu_20_dolnego" style:display-name="Tekst przypisu dolnego" style:family="paragraph" style:parent-style-name="Normalny">
      <style:paragraph-properties fo:margin-top="0cm" fo:margin-bottom="0cm" style:contextual-spacing="false" fo:line-height="100%" fo:hyphenation-ladder-count="no-limit"/>
      <style:text-properties fo:font-size="10pt" style:font-size-asian="10pt" style:font-size-complex="10pt"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omyślna_20_czcionka_20_akapitu" style:display-name="Domyślna czcionka akapitu" style:family="text"/>
    <style:style style:name="Nagłówek_20_Znak" style:display-name="Nagłówek Znak" style:family="text" style:parent-style-name="Domyślna_20_czcionka_20_akapitu"/>
    <style:style style:name="Stopka_20_Znak" style:display-name="Stopka Znak" style:family="text" style:parent-style-name="Domyślna_20_czcionka_20_akapitu"/>
    <style:style style:name="Nagłówek_20_1_20_Znak" style:display-name="Nagłówek 1 Znak" style:family="text" style:parent-style-name="Domyślna_20_czcionka_20_akapitu">
      <style:text-properties fo:color="#2e74b5" loext:opacity="100%" style:font-name="Calibri Light" fo:font-family="'Calibri Light'" style:font-family-generic="swiss"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style>
    <style:style style:name="Hiperłącze" style:family="text" style:parent-style-name="Domyślna_20_czcionka_20_akapitu">
      <style:text-properties fo:color="#0563c1" loext:opacity="100%" style:text-underline-style="solid" style:text-underline-width="auto" style:text-underline-color="font-color" style:text-underline-mode="continuous" style:text-overline-mode="continuous" style:text-line-through-mode="continuous"/>
    </style:style>
    <style:style style:name="Tytuł_20_Znak" style:display-name="Tytuł Znak" style:family="text" style:parent-style-name="Domyślna_20_czcionka_20_akapitu">
      <style:text-properties style:font-name="Calibri Light" fo:font-family="'Calibri Light'" style:font-family-generic="swiss" style:font-pitch="variable" fo:font-size="22pt" fo:letter-spacing="-0.018cm" style:letter-kerning="true" style:font-name-asian="Times New Roman" style:font-family-asian="'Times New Roman'" style:font-family-generic-asian="roman" style:font-pitch-asian="variable" style:font-size-asian="22pt" style:font-name-complex="Times New Roman" style:font-family-complex="'Times New Roman'" style:font-family-generic-complex="roman" style:font-pitch-complex="variable" style:font-size-complex="28pt"/>
    </style:style>
    <style:style style:name="Nagłówek_20_2_20_Znak" style:display-name="Nagłówek 2 Znak" style:family="text" style:parent-style-name="Domyślna_20_czcionka_20_akapitu">
      <style:text-properties fo:color="#2e74b5"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Odwołanie_20_do_20_komentarza" style:display-name="Odwołanie do komentarza" style:family="text" style:parent-style-name="Domyślna_20_czcionka_20_akapitu">
      <style:text-properties fo:font-size="8pt" style:font-size-asian="8pt" style:font-size-complex="8pt"/>
    </style:style>
    <style:style style:name="Tekst_20_komentarza_20_Znak" style:display-name="Tekst komentarza Znak" style:family="text" style:parent-style-name="Domyślna_20_czcionka_20_akapitu">
      <style:text-properties fo:font-size="10pt" style:font-size-asian="10pt" style:font-size-complex="10pt"/>
    </style:style>
    <style:style style:name="Temat_20_komentarza_20_Znak" style:display-name="Temat komentarza Znak" style:family="text" style:parent-style-name="Tekst_20_komentarza_20_Znak">
      <style:text-properties fo:font-size="10pt" fo:font-weight="bold" style:font-size-asian="10pt" style:font-weight-asian="bold" style:font-size-complex="10pt" style:font-weight-complex="bold"/>
    </style:style>
    <style:style style:name="Tekst_20_dymka_20_Znak" style:display-name="Tekst dymka Znak" style:family="text" style:parent-style-name="Domyślna_20_czcionka_20_akapitu">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ekst_20_przypisu_20_dolnego_20_Znak" style:display-name="Tekst przypisu dolnego Znak" style:family="text" style:parent-style-name="Domyślna_20_czcionka_20_akapitu">
      <style:text-properties fo:font-size="10pt" style:font-size-asian="10pt" style:font-size-complex="10pt"/>
    </style:style>
    <style:style style:name="Odwołanie_20_przypisu_20_dolnego" style:display-name="Odwołanie przypisu dolnego" style:family="text" style:parent-style-name="Domyślna_20_czcionka_20_akapitu">
      <style:text-properties style:text-position="super 64%"/>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loext:num-list-format="%1%." style:num-suffix="." style:num-format="I">
        <style:list-level-properties text:list-level-position-and-space-mode="label-alignment">
          <style:list-level-label-alignment text:label-followed-by="listtab" fo:text-indent="-0.635cm" fo:margin-left="1.27cm"/>
        </style:list-level-properties>
      </text:outline-level-style>
      <text:outline-level-style text:level="2" loext:num-list-format="%2%." style:num-suffix="." style:num-format="1">
        <style:list-level-properties text:list-level-position-and-space-mode="label-alignment">
          <style:list-level-label-alignment text:label-followed-by="listtab" fo:text-indent="-0.635cm" fo:margin-left="1.27cm"/>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2">
      <text:list-level-style-number text:level="1"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fo:text-align="end" style:justify-single-word="false"/>
    </style:style>
    <style:style style:name="MP2" style:family="paragraph" style:parent-style-name="Heading">
      <style:paragraph-properties fo:margin-left="1cm" fo:margin-right="0cm" fo:margin-top="0cm" fo:margin-bottom="0.635cm" style:contextual-spacing="false" fo:text-align="end" style:justify-single-word="false" fo:text-indent="0cm" style:auto-text-indent="false" fo:padding-left="0cm" fo:padding-right="0cm" fo:padding-top="0cm" fo:padding-bottom="0.035cm" fo:border-left="none" fo:border-right="none" fo:border-top="none" fo:border-bottom="0.51pt solid #000000" style:shadow="none">
        <style:tab-stops>
          <style:tab-stop style:position="7.001cm" style:type="center"/>
          <style:tab-stop style:position="15.002cm" style:type="right"/>
        </style:tab-stops>
      </style:paragraph-properties>
    </style:style>
    <style:style style:name="MP3" style:family="paragraph" style:parent-style-name="Footer">
      <style:paragraph-properties fo:padding-left="0cm" fo:padding-right="0cm" fo:padding-top="0.035cm" fo:padding-bottom="0cm" fo:border-left="none" fo:border-right="none" fo:border-top="0.51pt solid #000000" fo:border-bottom="none" style:shadow="none"/>
    </style:style>
    <style:style style:name="MP4" style:family="paragraph" style:parent-style-name="Normalny">
      <style:paragraph-properties fo:text-align="center" style:justify-single-word="false"/>
    </style:style>
    <style:style style:name="MT1" style:family="text">
      <style:text-properties fo:font-weight="bold" style:font-weight-asian="bold"/>
    </style:style>
    <style:style style:name="MT2" style:family="text">
      <style:text-properties style:language-asian="pl" style:country-asian="PL"/>
    </style:style>
    <style:style style:name="MT3" style:family="text">
      <style:text-properties officeooo:rsid="000b4884" style:language-asian="pl" style:country-asian="PL"/>
    </style:style>
    <style:style style:name="MT4" style:family="text">
      <style:text-properties fo:font-style="italic" style:font-style-asian="italic"/>
    </style:style>
    <style:style style:name="MT5" style:family="text">
      <style:text-properties fo:font-size="9pt" fo:font-style="italic" style:font-size-asian="9pt" style:font-style-asian="italic" style:font-size-complex="9pt"/>
    </style:style>
    <style:style style:name="MT6" style:family="text">
      <style:text-properties fo:font-size="14pt" style:font-size-asian="14pt" style:font-size-complex="14pt"/>
    </style:style>
    <style:style style:name="MT7" style:family="text">
      <style:text-properties fo:font-size="14pt" officeooo:rsid="000aa2fa" style:font-size-asian="14pt" style:font-size-complex="14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Domyślna_20_czcionka_20_akapitu"><text:span text:style-name="MT1">Systemy informatyczne</text:span></text:span></text:p>
        <text:p text:style-name="MP2"><text:span text:style-name="Domyślna_20_czcionka_20_akapitu"><text:span text:style-name="MT2">Temat: </text:span></text:span><text:span text:style-name="Domyślna_20_czcionka_20_akapitu"><text:span text:style-name="MT3">System wypożyczalni aut</text:span></text:span></text:p>
      </style:header>
      <style:footer>
        <text:p text:style-name="MP3">Plik <text:span text:style-name="Domyślna_20_czcionka_20_akapitu"><text:span text:style-name="MT4"><text:file-name text:display="name-and-extension">Sin_2022-23sns_GrL1-GrZ6.odt</text:file-name></text:span></text:span><text:tab/>Str. <text:page-number text:select-page="current">12</text:page-number><text:span text:style-name="Domyślna_20_czcionka_20_akapitu"><text:span text:style-name="MT5"><text:s/>z </text:span></text:span><text:span text:style-name="Domyślna_20_czcionka_20_akapitu"><text:span text:style-name="MT5"><text:page-count>12</text:page-count></text:span></text:span></text:p>
      </style:footer>
    </style:master-page>
    <style:master-page style:name="MPF0" style:page-layout-name="Mpm2" draw:style-name="Mdp1" style:next-style-name="MP0">
      <style:header>
        <text:p text:style-name="Heading"><draw:frame draw:style-name="Mfr1" draw:name="Obraz 1" text:anchor-type="paragraph" svg:x="5.9cm" svg:y="-0.005cm" svg:width="11.71cm" style:rel-width="scale" svg:height="1.646cm" style:rel-height="scale" draw:z-index="1"><draw:image xlink:href="Pictures/10000001000003070000007CF2E622450001CB5E.png" xlink:type="simple" xlink:show="embed" xlink:actuate="onLoad" draw:mime-type="image/png"/></draw:frame><draw:frame draw:style-name="Mfr1" draw:name="Obraz 6" text:anchor-type="paragraph" svg:x="0cm" svg:y="-0.002cm" svg:width="5.821cm" style:rel-width="scale" svg:height="1.64cm" style:rel-height="scale" draw:z-index="0"><draw:image xlink:href="Pictures/10000000000000DC0000003E78E237B1A93666B0.png" xlink:type="simple" xlink:show="embed" xlink:actuate="onLoad" draw:mime-type="image/png"/></draw:frame><text:span text:style-name="Domyślna_20_czcionka_20_akapitu"><text:span text:style-name="MT2"/></text:span></text:p>
      </style:header>
      <style:footer>
        <text:p text:style-name="MP4"><text:span text:style-name="Domyślna_20_czcionka_20_akapitu"><text:span text:style-name="MT6">Bydgoszcz, rok akademicki </text:span></text:span><text:span text:style-name="Domyślna_20_czcionka_20_akapitu"><text:span text:style-name="MT7">22/23</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dc:title/>
    <dc:description/>
    <dc:subject/>
    <meta:initial-creator>Janusz Dorożyński</meta:initial-creator>
    <meta:creation-date>2021-02-26T08:34:00Z</meta:creation-date>
    <dc:date>2022-11-04T16:50:57.636000000</dc:date>
    <meta:editing-cycles>13</meta:editing-cycles>
    <meta:editing-duration>PT2H18M59S</meta:editing-duration>
    <meta:document-statistic meta:table-count="2" meta:image-count="2" meta:object-count="0" meta:page-count="12" meta:paragraph-count="158" meta:word-count="1230" meta:character-count="9017" meta:non-whitespace-character-count="7991"/>
    <meta:template xlink:type="simple" xlink:actuate="onRequest" xlink:title="" xlink:href="Normal.dotm"/>
  </office:meta>
</office:document-meta>
</file>